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552bb" officeooo:paragraph-rsid="000552bb"/>
    </style:style>
    <style:style style:name="fr1" style:family="graphic" style:parent-style-name="Frame">
      <style:graphic-properties fo:margin-left="0in" fo:margin-right="0in" fo:margin-top="0.0402in" fo:margin-bottom="0.0201in" style:vertical-pos="top" style:vertical-rel="paragraph-content" style:horizontal-pos="center" style:horizontal-rel="paragraph" fo:background-color="#1a0cdf" style:background-transparency="93%" draw:fill="solid" draw:fill-color="#1a0cdf" draw:opacity="7%" fo:padding="0.0098in" fo:border="0.06pt solid #000000" draw:wrap-influence-on-position="once-concurrent" loext:allow-overlap="true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: asimage(o.qr_image)" text:anchor-type="paragraph" svg:width="1.5929in" style:rel-width="90%" svg:height="1.278in" style:rel-height="90%" draw:z-index="0"><draw:text-box><text:p text:style-name="P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9701in" fo:page-height="1.6201in" style:num-format="1" style:print-orientation="landscape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8:40:49.643409095</meta:creation-date>
    <dc:date>2022-04-24T18:42:57.915138620</dc:date>
    <meta:editing-duration>PT2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